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3" office:value-type="string" calcext:value-type="string">
            <text:p>315770</text:p>
          </table:table-cell>
          <table:table-cell table:style-name="ce5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 table:number-rows-repeated="10480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.00.0000</text:date>, <text:time style:data-style-name="N2" text:time-value="23:30:51.0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2T21:47:25.290000000</dc:date>
    <meta:editing-duration>P10DT13H59M34S</meta:editing-duration>
    <meta:editing-cycles>4629</meta:editing-cycles>
    <meta:document-statistic meta:table-count="6" meta:cell-count="12728" meta:object-count="0"/>
    <meta:user-defined meta:name="qrichtext">1</meta:user-defined>
  </office:meta>
</office:document-meta>
</file>